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161.55pt"/>
    </style:style>
    <style:style style:name="co3" style:family="table-column">
      <style:table-column-properties fo:break-before="auto" style:column-width="35.21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634.31pt" svg:y="37.47pt">
            <draw:object draw:notify-on-update-of-ranges="solutions.E4:solutions.E29 solutions.I3:solutions.I3 solutions.I4:solutions.I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35.36pt" svg:y="400.11pt">
            <draw:object draw:notify-on-update-of-ranges="solutions.E4:solutions.E29 solutions.H4:solutions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6,7,8],[]] <text:s text:c="3"/>Move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6,8,7],[]] <text:s text:c="3"/>Move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7,6,8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7,8,6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C$1:.$C$40320]; [.E4])" office:value-type="float" office:value="1" calcext:value-type="float">
            <text:p>1</text:p>
          </table:table-cell>
          <table:table-cell table:style-name="ce1" table:formula="of:=[.F4]" office:value-type="float" office:value="1" calcext:value-type="float">
            <text:p>1</text:p>
          </table:table-cell>
          <table:table-cell table:style-name="ce2" table:formula="of:=[.G4]/[.$F$29]" office:value-type="float" office:value="0.00025" calcext:value-type="float">
            <text:p>0.0003</text:p>
          </table:table-cell>
          <table:table-cell table:style-name="ce2" table:formula="of:=[.F4]/[.$F$29]" office:value-type="float" office:value="0.00025" calcext:value-type="float">
            <text:p>0.000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8,6,7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C$1:.$C$40320]; [.E5])" office:value-type="float" office:value="1" calcext:value-type="float">
            <text:p>1</text:p>
          </table:table-cell>
          <table:table-cell table:style-name="ce1" table:formula="of:=[.F5]-[.F4]" office:value-type="float" office:value="0" calcext:value-type="float">
            <text:p>0</text:p>
          </table:table-cell>
          <table:table-cell table:style-name="ce2" table:formula="of:=[.G5]/[.$F$29]" office:value-type="float" office:value="0" calcext:value-type="float">
            <text:p>0.0000</text:p>
          </table:table-cell>
          <table:table-cell table:style-name="ce2" table:formula="of:=[.F5]/[.$F$29]" office:value-type="float" office:value="0.00025" calcext:value-type="float">
            <text:p>0.000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8,7,6],[]] <text:s text:c="3"/>Move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C$1:.$C$40320]; [.E6])" office:value-type="float" office:value="1" calcext:value-type="float">
            <text:p>1</text:p>
          </table:table-cell>
          <table:table-cell table:style-name="ce1" table:formula="of:=[.F6]-[.F5]" office:value-type="float" office:value="0" calcext:value-type="float">
            <text:p>0</text:p>
          </table:table-cell>
          <table:table-cell table:style-name="ce2" table:formula="of:=[.G6]/[.$F$29]" office:value-type="float" office:value="0" calcext:value-type="float">
            <text:p>0.0000</text:p>
          </table:table-cell>
          <table:table-cell table:style-name="ce2" table:formula="of:=[.F6]/[.$F$29]" office:value-type="float" office:value="0.00025" calcext:value-type="float">
            <text:p>0.000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5,7,8],[]] <text:s text:c="3"/>Moves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C$1:.$C$40320]; [.E7])" office:value-type="float" office:value="1" calcext:value-type="float">
            <text:p>1</text:p>
          </table:table-cell>
          <table:table-cell table:style-name="ce1" table:formula="of:=[.F7]-[.F6]" office:value-type="float" office:value="0" calcext:value-type="float">
            <text:p>0</text:p>
          </table:table-cell>
          <table:table-cell table:style-name="ce2" table:formula="of:=[.G7]/[.$F$29]" office:value-type="float" office:value="0" calcext:value-type="float">
            <text:p>0.0000</text:p>
          </table:table-cell>
          <table:table-cell table:style-name="ce2" table:formula="of:=[.F7]/[.$F$29]" office:value-type="float" office:value="0.00025" calcext:value-type="float">
            <text:p>0.000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5,8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C$1:.$C$40320]; [.E8])" office:value-type="float" office:value="1" calcext:value-type="float">
            <text:p>1</text:p>
          </table:table-cell>
          <table:table-cell table:style-name="ce1" table:formula="of:=[.F8]-[.F7]" office:value-type="float" office:value="0" calcext:value-type="float">
            <text:p>0</text:p>
          </table:table-cell>
          <table:table-cell table:style-name="ce2" table:formula="of:=[.G8]/[.$F$29]" office:value-type="float" office:value="0" calcext:value-type="float">
            <text:p>0.0000</text:p>
          </table:table-cell>
          <table:table-cell table:style-name="ce2" table:formula="of:=[.F8]/[.$F$29]" office:value-type="float" office:value="0.00025" calcext:value-type="float">
            <text:p>0.000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7,5,8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C$1:.$C$40320]; [.E9])" office:value-type="float" office:value="7" calcext:value-type="float">
            <text:p>7</text:p>
          </table:table-cell>
          <table:table-cell table:style-name="ce1" table:formula="of:=[.F9]-[.F8]" office:value-type="float" office:value="6" calcext:value-type="float">
            <text:p>6</text:p>
          </table:table-cell>
          <table:table-cell table:style-name="ce2" table:formula="of:=[.G9]/[.$F$29]" office:value-type="float" office:value="0.0015" calcext:value-type="float">
            <text:p>0.0015</text:p>
          </table:table-cell>
          <table:table-cell table:style-name="ce2" table:formula="of:=[.F9]/[.$F$29]" office:value-type="float" office:value="0.00175" calcext:value-type="float">
            <text:p>0.0018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7,8,5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C$1:.$C$40320]; [.E10])" office:value-type="float" office:value="7" calcext:value-type="float">
            <text:p>7</text:p>
          </table:table-cell>
          <table:table-cell table:style-name="ce1" table:formula="of:=[.F10]-[.F9]" office:value-type="float" office:value="0" calcext:value-type="float">
            <text:p>0</text:p>
          </table:table-cell>
          <table:table-cell table:style-name="ce2" table:formula="of:=[.G10]/[.$F$29]" office:value-type="float" office:value="0" calcext:value-type="float">
            <text:p>0.0000</text:p>
          </table:table-cell>
          <table:table-cell table:style-name="ce2" table:formula="of:=[.F10]/[.$F$29]" office:value-type="float" office:value="0.00175" calcext:value-type="float">
            <text:p>0.0018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8,5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C$1:.$C$40320]; [.E11])" office:value-type="float" office:value="17" calcext:value-type="float">
            <text:p>17</text:p>
          </table:table-cell>
          <table:table-cell table:style-name="ce1" table:formula="of:=[.F11]-[.F10]" office:value-type="float" office:value="10" calcext:value-type="float">
            <text:p>10</text:p>
          </table:table-cell>
          <table:table-cell table:style-name="ce2" table:formula="of:=[.G11]/[.$F$29]" office:value-type="float" office:value="0.0025" calcext:value-type="float">
            <text:p>0.0025</text:p>
          </table:table-cell>
          <table:table-cell table:style-name="ce2" table:formula="of:=[.F11]/[.$F$29]" office:value-type="float" office:value="0.00425" calcext:value-type="float">
            <text:p>0.004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8,7,5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C$1:.$C$40320]; [.E12])" office:value-type="float" office:value="36" calcext:value-type="float">
            <text:p>36</text:p>
          </table:table-cell>
          <table:table-cell table:style-name="ce1" table:formula="of:=[.F12]-[.F11]" office:value-type="float" office:value="19" calcext:value-type="float">
            <text:p>19</text:p>
          </table:table-cell>
          <table:table-cell table:style-name="ce2" table:formula="of:=[.G12]/[.$F$29]" office:value-type="float" office:value="0.00475" calcext:value-type="float">
            <text:p>0.0048</text:p>
          </table:table-cell>
          <table:table-cell table:style-name="ce2" table:formula="of:=[.F12]/[.$F$29]" office:value-type="float" office:value="0.009" calcext:value-type="float">
            <text:p>0.009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5,6,8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C$1:.$C$40320]; [.E13])" office:value-type="float" office:value="72" calcext:value-type="float">
            <text:p>72</text:p>
          </table:table-cell>
          <table:table-cell table:style-name="ce1" table:formula="of:=[.F13]-[.F12]" office:value-type="float" office:value="36" calcext:value-type="float">
            <text:p>36</text:p>
          </table:table-cell>
          <table:table-cell table:style-name="ce2" table:formula="of:=[.G13]/[.$F$29]" office:value-type="float" office:value="0.009" calcext:value-type="float">
            <text:p>0.0090</text:p>
          </table:table-cell>
          <table:table-cell table:style-name="ce2" table:formula="of:=[.F13]/[.$F$29]" office:value-type="float" office:value="0.018" calcext:value-type="float">
            <text:p>0.018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5,8,6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C$1:.$C$40320]; [.E14])" office:value-type="float" office:value="134" calcext:value-type="float">
            <text:p>134</text:p>
          </table:table-cell>
          <table:table-cell table:style-name="ce1" table:formula="of:=[.F14]-[.F13]" office:value-type="float" office:value="62" calcext:value-type="float">
            <text:p>62</text:p>
          </table:table-cell>
          <table:table-cell table:style-name="ce2" table:formula="of:=[.G14]/[.$F$29]" office:value-type="float" office:value="0.0155" calcext:value-type="float">
            <text:p>0.0155</text:p>
          </table:table-cell>
          <table:table-cell table:style-name="ce2" table:formula="of:=[.F14]/[.$F$29]" office:value-type="float" office:value="0.0335" calcext:value-type="float">
            <text:p>0.033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6,5,8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C$1:.$C$40320]; [.E15])" office:value-type="float" office:value="267" calcext:value-type="float">
            <text:p>267</text:p>
          </table:table-cell>
          <table:table-cell table:style-name="ce1" table:formula="of:=[.F15]-[.F14]" office:value-type="float" office:value="133" calcext:value-type="float">
            <text:p>133</text:p>
          </table:table-cell>
          <table:table-cell table:style-name="ce2" table:formula="of:=[.G15]/[.$F$29]" office:value-type="float" office:value="0.03325" calcext:value-type="float">
            <text:p>0.0333</text:p>
          </table:table-cell>
          <table:table-cell table:style-name="ce2" table:formula="of:=[.F15]/[.$F$29]" office:value-type="float" office:value="0.06675" calcext:value-type="float">
            <text:p>0.0668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6,8,5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C$1:.$C$40320]; [.E16])" office:value-type="float" office:value="484" calcext:value-type="float">
            <text:p>484</text:p>
          </table:table-cell>
          <table:table-cell table:style-name="ce1" table:formula="of:=[.F16]-[.F15]" office:value-type="float" office:value="217" calcext:value-type="float">
            <text:p>217</text:p>
          </table:table-cell>
          <table:table-cell table:style-name="ce2" table:formula="of:=[.G16]/[.$F$29]" office:value-type="float" office:value="0.05425" calcext:value-type="float">
            <text:p>0.0543</text:p>
          </table:table-cell>
          <table:table-cell table:style-name="ce2" table:formula="of:=[.F16]/[.$F$29]" office:value-type="float" office:value="0.121" calcext:value-type="float">
            <text:p>0.121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8,5,6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C$1:.$C$40320]; [.E17])" office:value-type="float" office:value="823" calcext:value-type="float">
            <text:p>823</text:p>
          </table:table-cell>
          <table:table-cell table:style-name="ce1" table:formula="of:=[.F17]-[.F16]" office:value-type="float" office:value="339" calcext:value-type="float">
            <text:p>339</text:p>
          </table:table-cell>
          <table:table-cell table:style-name="ce2" table:formula="of:=[.G17]/[.$F$29]" office:value-type="float" office:value="0.08475" calcext:value-type="float">
            <text:p>0.0848</text:p>
          </table:table-cell>
          <table:table-cell table:style-name="ce2" table:formula="of:=[.F17]/[.$F$29]" office:value-type="float" office:value="0.20575" calcext:value-type="float">
            <text:p>0.2058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8,6,5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C$1:.$C$40320]; [.E18])" office:value-type="float" office:value="1314" calcext:value-type="float">
            <text:p>1314</text:p>
          </table:table-cell>
          <table:table-cell table:style-name="ce1" table:formula="of:=[.F18]-[.F17]" office:value-type="float" office:value="491" calcext:value-type="float">
            <text:p>491</text:p>
          </table:table-cell>
          <table:table-cell table:style-name="ce2" table:formula="of:=[.G18]/[.$F$29]" office:value-type="float" office:value="0.12275" calcext:value-type="float">
            <text:p>0.1228</text:p>
          </table:table-cell>
          <table:table-cell table:style-name="ce2" table:formula="of:=[.F18]/[.$F$29]" office:value-type="float" office:value="0.3285" calcext:value-type="float">
            <text:p>0.328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5,6,7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C$1:.$C$40320]; [.E19])" office:value-type="float" office:value="1937" calcext:value-type="float">
            <text:p>1937</text:p>
          </table:table-cell>
          <table:table-cell table:style-name="ce1" table:formula="of:=[.F19]-[.F18]" office:value-type="float" office:value="623" calcext:value-type="float">
            <text:p>623</text:p>
          </table:table-cell>
          <table:table-cell table:style-name="ce2" table:formula="of:=[.G19]/[.$F$29]" office:value-type="float" office:value="0.15575" calcext:value-type="float">
            <text:p>0.1558</text:p>
          </table:table-cell>
          <table:table-cell table:style-name="ce2" table:formula="of:=[.F19]/[.$F$29]" office:value-type="float" office:value="0.48425" calcext:value-type="float">
            <text:p>0.484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5,7,6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C$1:.$C$40320]; [.E20])" office:value-type="float" office:value="2597" calcext:value-type="float">
            <text:p>2597</text:p>
          </table:table-cell>
          <table:table-cell table:style-name="ce1" table:formula="of:=[.F20]-[.F19]" office:value-type="float" office:value="660" calcext:value-type="float">
            <text:p>660</text:p>
          </table:table-cell>
          <table:table-cell table:style-name="ce2" table:formula="of:=[.G20]/[.$F$29]" office:value-type="float" office:value="0.165" calcext:value-type="float">
            <text:p>0.1650</text:p>
          </table:table-cell>
          <table:table-cell table:style-name="ce2" table:formula="of:=[.F20]/[.$F$29]" office:value-type="float" office:value="0.64925" calcext:value-type="float">
            <text:p>0.649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6,5,7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C$1:.$C$40320]; [.E21])" office:value-type="float" office:value="3225" calcext:value-type="float">
            <text:p>3225</text:p>
          </table:table-cell>
          <table:table-cell table:style-name="ce1" table:formula="of:=[.F21]-[.F20]" office:value-type="float" office:value="628" calcext:value-type="float">
            <text:p>628</text:p>
          </table:table-cell>
          <table:table-cell table:style-name="ce2" table:formula="of:=[.G21]/[.$F$29]" office:value-type="float" office:value="0.157" calcext:value-type="float">
            <text:p>0.1570</text:p>
          </table:table-cell>
          <table:table-cell table:style-name="ce2" table:formula="of:=[.F21]/[.$F$29]" office:value-type="float" office:value="0.80625" calcext:value-type="float">
            <text:p>0.806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6,7,5],[]] <text:s text:c="3"/>Moves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C$1:.$C$40320]; [.E22])" office:value-type="float" office:value="3620" calcext:value-type="float">
            <text:p>3620</text:p>
          </table:table-cell>
          <table:table-cell table:style-name="ce1" table:formula="of:=[.F22]-[.F21]" office:value-type="float" office:value="395" calcext:value-type="float">
            <text:p>395</text:p>
          </table:table-cell>
          <table:table-cell table:style-name="ce2" table:formula="of:=[.G22]/[.$F$29]" office:value-type="float" office:value="0.09875" calcext:value-type="float">
            <text:p>0.0988</text:p>
          </table:table-cell>
          <table:table-cell table:style-name="ce2" table:formula="of:=[.F22]/[.$F$29]" office:value-type="float" office:value="0.905" calcext:value-type="float">
            <text:p>0.905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7,5,6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C$1:.$C$40320]; [.E23])" office:value-type="float" office:value="3853" calcext:value-type="float">
            <text:p>3853</text:p>
          </table:table-cell>
          <table:table-cell table:style-name="ce1" table:formula="of:=[.F23]-[.F22]" office:value-type="float" office:value="233" calcext:value-type="float">
            <text:p>233</text:p>
          </table:table-cell>
          <table:table-cell table:style-name="ce2" table:formula="of:=[.G23]/[.$F$29]" office:value-type="float" office:value="0.05825" calcext:value-type="float">
            <text:p>0.0583</text:p>
          </table:table-cell>
          <table:table-cell table:style-name="ce2" table:formula="of:=[.F23]/[.$F$29]" office:value-type="float" office:value="0.96325" calcext:value-type="float">
            <text:p>0.963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7,6,5],[]] <text:s text:c="3"/>Moves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C$1:.$C$40320]; [.E24])" office:value-type="float" office:value="3975" calcext:value-type="float">
            <text:p>3975</text:p>
          </table:table-cell>
          <table:table-cell table:style-name="ce1" table:formula="of:=[.F24]-[.F23]" office:value-type="float" office:value="122" calcext:value-type="float">
            <text:p>122</text:p>
          </table:table-cell>
          <table:table-cell table:style-name="ce2" table:formula="of:=[.G24]/[.$F$29]" office:value-type="float" office:value="0.0305" calcext:value-type="float">
            <text:p>0.0305</text:p>
          </table:table-cell>
          <table:table-cell table:style-name="ce2" table:formula="of:=[.F24]/[.$F$29]" office:value-type="float" office:value="0.99375" calcext:value-type="float">
            <text:p>0.9938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6,7,8],[]] <text:s text:c="3"/>Moves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C$1:.$C$40320]; [.E25])" office:value-type="float" office:value="4000" calcext:value-type="float">
            <text:p>4000</text:p>
          </table:table-cell>
          <table:table-cell table:style-name="ce1" table:formula="of:=[.F25]-[.F24]" office:value-type="float" office:value="25" calcext:value-type="float">
            <text:p>25</text:p>
          </table:table-cell>
          <table:table-cell table:style-name="ce2" table:formula="of:=[.G25]/[.$F$29]" office:value-type="float" office:value="0.00625" calcext:value-type="float">
            <text:p>0.0063</text:p>
          </table:table-cell>
          <table:table-cell table:style-name="ce2" table:formula="of:=[.F25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6,8,7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C$1:.$C$40320]; [.E26])" office:value-type="float" office:value="4000" calcext:value-type="float">
            <text:p>4000</text:p>
          </table:table-cell>
          <table:table-cell table:style-name="ce1" table:formula="of:=[.F26]-[.F25]" office:value-type="float" office:value="0" calcext:value-type="float">
            <text:p>0</text:p>
          </table:table-cell>
          <table:table-cell table:style-name="ce2" table:formula="of:=[.G26]/[.$F$29]" office:value-type="float" office:value="0" calcext:value-type="float">
            <text:p>0.0000</text:p>
          </table:table-cell>
          <table:table-cell table:style-name="ce2" table:formula="of:=[.F26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7,6,8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C$1:.$C$40320]; [.E27])" office:value-type="float" office:value="4000" calcext:value-type="float">
            <text:p>4000</text:p>
          </table:table-cell>
          <table:table-cell table:style-name="ce1" table:formula="of:=[.F27]-[.F26]" office:value-type="float" office:value="0" calcext:value-type="float">
            <text:p>0</text:p>
          </table:table-cell>
          <table:table-cell table:style-name="ce2" table:formula="of:=[.G27]/[.$F$29]" office:value-type="float" office:value="0" calcext:value-type="float">
            <text:p>0.0000</text:p>
          </table:table-cell>
          <table:table-cell table:style-name="ce2" table:formula="of:=[.F27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7,8,6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C$1:.$C$40320]; [.E28])" office:value-type="float" office:value="4000" calcext:value-type="float">
            <text:p>4000</text:p>
          </table:table-cell>
          <table:table-cell table:style-name="ce1" table:formula="of:=[.F28]-[.F27]" office:value-type="float" office:value="0" calcext:value-type="float">
            <text:p>0</text:p>
          </table:table-cell>
          <table:table-cell table:style-name="ce2" table:formula="of:=[.G28]/[.$F$29]" office:value-type="float" office:value="0" calcext:value-type="float">
            <text:p>0.0000</text:p>
          </table:table-cell>
          <table:table-cell table:style-name="ce2" table:formula="of:=[.F28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8,6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C$1:.$C$40320]; [.E29])" office:value-type="float" office:value="4000" calcext:value-type="float">
            <text:p>4000</text:p>
          </table:table-cell>
          <table:table-cell table:style-name="ce1" table:formula="of:=[.F29]-[.F28]" office:value-type="float" office:value="0" calcext:value-type="float">
            <text:p>0</text:p>
          </table:table-cell>
          <table:table-cell table:style-name="ce2" table:formula="of:=[.G29]/[.$F$29]" office:value-type="float" office:value="0" calcext:value-type="float">
            <text:p>0.0000</text:p>
          </table:table-cell>
          <table:table-cell table:style-name="ce2" table:formula="of:=[.F29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7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4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4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6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6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8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4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4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6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6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7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5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5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7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7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8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8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4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5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8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5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7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5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6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6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6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8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4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4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5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5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8,4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8,5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4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5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6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5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6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4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6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6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7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7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5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6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6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5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6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3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3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7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7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8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8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6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6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8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3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6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6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7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3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3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7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7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8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8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3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5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7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6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3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3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6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6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8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8,6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3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8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3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3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5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3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6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6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7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3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6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6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7,6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3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3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4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8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4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7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6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8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8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3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3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6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4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6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7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3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6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3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3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7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7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3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4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6,3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6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5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5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7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7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4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7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8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5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5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5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7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8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3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3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7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7,8,3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8,3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8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3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3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5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7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4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7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8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4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8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3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4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7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4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8,4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3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3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5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5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8,3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3,4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3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4,3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4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8,3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8,4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5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5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5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3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7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3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3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4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7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3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3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4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4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5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5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6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6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8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8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4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4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6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6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8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4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5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5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6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3,6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3,8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6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6,8,3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8,3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8,6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3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3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8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8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5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5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6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4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6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8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6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8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3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3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4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6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6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4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5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5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8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3,4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3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8,3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8,4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5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5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4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5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3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5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5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6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6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3,4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3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4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4,6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6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6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3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5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5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6,5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6,7,5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7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7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4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4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6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6,7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7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7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4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5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6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6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6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3,6,7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3,7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6,3,7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6,7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7,3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7,6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3,7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7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3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5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5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6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4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6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6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6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3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3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4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7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3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3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4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6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6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4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5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7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3,5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3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5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5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7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3,4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3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4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7,3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7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3,5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5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5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5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6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6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3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3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5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5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6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6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3,4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3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4,3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4,6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6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6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3,4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4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5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6,7,8],[]] <text:s text:c="3"/>Move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6,8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7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7,8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8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8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7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7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6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8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6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5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5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8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8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8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4,5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8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4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8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8,6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4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4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5,4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8,4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8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4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5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6,4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6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5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7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4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5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7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5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6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6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6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7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7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8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8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7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6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8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5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7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7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8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6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6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6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7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8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2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5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8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2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5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7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2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2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6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6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8,2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8,6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5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5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8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8,5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2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5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6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6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7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2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2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6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6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7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7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5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7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8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6,4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2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2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2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6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2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4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8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8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2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2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4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4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7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7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8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8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4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2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2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6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4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6,4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6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6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7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2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2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4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7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7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2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2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4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6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6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4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4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5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8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8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5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2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2,8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7,2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7,8,2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8,2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8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2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5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8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2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2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5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7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2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2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4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2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2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7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7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5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2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2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5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5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8,2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8,5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2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2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4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4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8,2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8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2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5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5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5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7,5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2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5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2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4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4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7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2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4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4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5,2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6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6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8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5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4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4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5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6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6,5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5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2,6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2,8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6,2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6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8,2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8,6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5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8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8,5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6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4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6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4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2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2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6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6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5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5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8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2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2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5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4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4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2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5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5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6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2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2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5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6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2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2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4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4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6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6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2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5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6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6,7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7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4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4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6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6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7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4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7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5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5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5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6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7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7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2,6,7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2,7,6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6,2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6,7,2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7,2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7,6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2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5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5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7,2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5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5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6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6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7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2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4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4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7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2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4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6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5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5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2,5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2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5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5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7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2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4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4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7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2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2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4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5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5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5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6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2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2,6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5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6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2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2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4,2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4,6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6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6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2,4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2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4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4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5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5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6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6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7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7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8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8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7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7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5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8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5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5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6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7,5,6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7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8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6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6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6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7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5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3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3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7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7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8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8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3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3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5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3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3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5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7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6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8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3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6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8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5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6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5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7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3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5,3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3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3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6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5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7,5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7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8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8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5,6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5,8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6,5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6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8,5,6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5,6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5,7,6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6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6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6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2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7,5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2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2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8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5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8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5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7,5,2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5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6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6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2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2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5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6,5,2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5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5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6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6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5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7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7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2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2,6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5,2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5,6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6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6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7,6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7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8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8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3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3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7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6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6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2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2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7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7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3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7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7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8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2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2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3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3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8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8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3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7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2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6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8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2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8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6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2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2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7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7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2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3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3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6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6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7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8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3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3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8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3,7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5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7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5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8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7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8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5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8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5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7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7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2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2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3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3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8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8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2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3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7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5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2,3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2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3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3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8,2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8,3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2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2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3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5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5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3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5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7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7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5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7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2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3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3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7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7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2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2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3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3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6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8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3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5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6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2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2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6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8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8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2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5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2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5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3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2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2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8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2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3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3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8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8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2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5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2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3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8,3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2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2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3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3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3,6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6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6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6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2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2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3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3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6,2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6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2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2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3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5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6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6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7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6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7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3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5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7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5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2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2,7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6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6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7,2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7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2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5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7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7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2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5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2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2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6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6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7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2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3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3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7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7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3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6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6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3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3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2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5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7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2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2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3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3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7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7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2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2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3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3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3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5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5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6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2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2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5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6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6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2,3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2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3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3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6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6,3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2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2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3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3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5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5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6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8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4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6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3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7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8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8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6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6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8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3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6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8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3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4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8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3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7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4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6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8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6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6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3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4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4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8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8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3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6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4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3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7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3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3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4,3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4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7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7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3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4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6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6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7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4,6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6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6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4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6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7,4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6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6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2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2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2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8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2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4,7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4,8,7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7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2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2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4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4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8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8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2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4,2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4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7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7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6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8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2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4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4,8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8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2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2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4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4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6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6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6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2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2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4,2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4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7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7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2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4,2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4,6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6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6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3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3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7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7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8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3,8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6,3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6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8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3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6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6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7,3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7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6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2,7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8,2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6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6,8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8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2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7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3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3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7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7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8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7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2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2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3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3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8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8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2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3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7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7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6,3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6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8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8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2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2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8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2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3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3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6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6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3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3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6,3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6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7,3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7,6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2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7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7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2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3,2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3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7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7,3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2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2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6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6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3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4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4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8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8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3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3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4,3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4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7,3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7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4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4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7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8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2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2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4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4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8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2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4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4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7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7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3,7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7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8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7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8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2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2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3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8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8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2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3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7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3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4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8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8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2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2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4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8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2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2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3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3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8,2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8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2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2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3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3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4,2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4,3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3,7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4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7,3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7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2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2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7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7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2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2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3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7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2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2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3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3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4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4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6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3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4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4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8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3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3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4,3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6,3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6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8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8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2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4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4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8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8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2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4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4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6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2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2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6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6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2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8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2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6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3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4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4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8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2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4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8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8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2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2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8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8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2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2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3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3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4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3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6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2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2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2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3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6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2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2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3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3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4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4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4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6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3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7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7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3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4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6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4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2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6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6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7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2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4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7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7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2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4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4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6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3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7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2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3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3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7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7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6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3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3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4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4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7,3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2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4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7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7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2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2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3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7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2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2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3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3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4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3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3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4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6,3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2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4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4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6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2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3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3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6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2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2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3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3,4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4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4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5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5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7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7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7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8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8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5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8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3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3,8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7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7,8,3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8,3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8,7,3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3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3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8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3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5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4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4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7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8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3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4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4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8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8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3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3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4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4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7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7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5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8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3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5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5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8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3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3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4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8,3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8,4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3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5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5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5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5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3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3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4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7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3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5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5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5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7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7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8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8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4,7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4,8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7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7,8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8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8,7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4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4,8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5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5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8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8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4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4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5,4,7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5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7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7,5,4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5,7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5,8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7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7,8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8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8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2,7,8],[]] <text:s text:c="3"/>Moves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2,8,7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7,2,8],[]] <text:s text:c="3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7,8,2],[]] <text:s text:c="3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8,2,7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8,7,2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2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2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5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5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8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8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2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2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5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5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7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7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4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4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7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7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8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8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2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2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7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7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8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8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2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2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4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4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8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8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2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2,7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4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4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7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7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4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4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5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5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8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2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2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5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5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8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8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2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2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4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4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8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8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2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2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4,2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4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5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5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4,5,7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4,7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5,4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5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7,4,5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7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2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2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5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5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7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7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2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2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4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4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7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7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2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2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4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4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5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5,4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5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5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7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7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8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8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3,7,8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3,8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7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7,8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8,3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8,7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3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3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5,3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5,8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8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8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3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3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5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5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7,3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7,5,3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5,7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5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7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7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8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8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2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2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7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7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8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8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2,5,8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2,8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5,2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5,8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8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8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2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2,7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5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5,7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7,2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7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3,7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3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7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7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8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8,7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2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2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7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7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8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8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2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2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3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3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8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8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2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2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3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3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7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7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3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3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5,3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5,8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8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8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2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2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5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5,8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8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8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2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2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3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3,8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8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8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2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2,5,3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3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3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5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5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3,5,7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3,7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5,3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5,7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7,3,5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7,5,3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2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2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5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5,7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7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7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2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2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3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3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7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7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2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2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3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3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5,2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5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4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4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7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7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8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8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3,7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3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7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7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8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8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3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3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4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4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8,3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8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3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3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4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4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7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7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4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4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7,4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7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8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8,7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2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2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7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7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8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8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2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2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4,2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4,8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8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8,4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2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2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4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4,7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7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7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3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3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7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7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8,3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8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2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2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7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7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8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8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2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2,8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3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3,8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8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8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2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2,7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3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3,7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7,2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7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3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3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4,3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4,8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8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8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2,4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2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4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4,8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8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8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2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2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3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3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8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8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2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2,4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3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3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4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4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3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3,7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4,3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4,7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7,3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7,4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2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2,7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4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4,7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7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7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2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2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3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3,7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7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7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2,3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2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3,2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3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4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4,3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4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4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5,4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5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8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3,5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3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5,3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5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8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8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3,4,8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3,8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4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4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8,3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8,4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3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3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4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4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5,3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5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4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4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5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5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8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2,5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2,8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5,2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5,8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8,2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8,5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2,4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2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4,2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4,8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8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8,4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2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2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4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4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5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5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3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3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5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5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8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8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2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2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5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5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8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8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2,3,8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2,8,3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3,2,8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3,8,2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8,2,3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8,3,2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2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2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3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3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5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5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3,4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3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4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4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8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8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2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2,8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4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4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8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8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2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2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3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3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8,2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8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2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2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3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3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4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4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3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3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4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4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5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5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2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2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4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4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5,2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5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2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2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3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3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5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5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2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2,4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3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3,4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4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4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4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4,7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5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5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7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7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3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3,7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5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5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7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7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3,4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3,7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4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4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7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7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3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3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4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4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5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5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2],[4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2],[4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2],[5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2],[5,7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2],[7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2],[7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4],[2,5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4],[2,7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4],[5,2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4],[5,7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4],[7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4],[7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5],[2,4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5],[2,7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5],[4,2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5],[4,7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5],[7,2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5],[7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7],[2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7],[2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7],[4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7],[4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7],[5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7],[5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2],[3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2],[3,7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2],[5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2],[5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2],[7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2],[7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3],[2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3],[2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3],[5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3],[5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3],[7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3],[7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5],[2,3,7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5],[2,7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5],[3,2,7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5],[3,7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5],[7,2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5],[7,3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7],[2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7],[2,5,3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7],[3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7],[3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7],[5,2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7],[5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2],[3,4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2],[3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2],[4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2],[4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2],[7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2],[7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3],[2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3],[2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3],[4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3],[4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3],[7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3],[7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4],[2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4],[2,7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4],[3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4],[3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4],[7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4],[7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7],[2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7],[2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7],[3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7],[3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7],[4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7],[4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2],[3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2],[3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2],[4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2],[4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2],[5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2],[5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3],[2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3],[2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3],[4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3],[4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3],[5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3],[5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4],[2,3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4],[2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4],[3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4],[3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4],[5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4],[5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5],[2,3,4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5],[2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5],[3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5],[3,4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5],[4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5],[4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4],[5,6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4],[5,8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4],[6,5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4],[6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4],[8,5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4],[8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5],[4,6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5],[4,8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5],[6,4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5],[6,8,4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5],[8,4,6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5],[8,6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6],[4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6],[4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6],[5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6],[5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6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6],[8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8],[4,5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8],[4,6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8],[5,4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8],[5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8],[6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8],[6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3],[5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3],[5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3],[6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3],[6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3],[8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3],[8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5],[3,6,8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5],[3,8,6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5],[6,3,8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5],[6,8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5],[8,3,6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5],[8,6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6],[3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6],[3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6],[5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6],[5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6],[8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6],[8,5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8],[3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8],[3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8],[5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8],[5,6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8],[6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8],[6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3],[4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3],[4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3],[6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3],[6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3],[8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3],[8,6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4],[3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4],[3,8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4],[6,3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4],[6,8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4],[8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4],[8,6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6],[3,4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6],[3,8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6],[4,3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6],[4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6],[8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6],[8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8],[3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8],[3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8],[4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8],[4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8],[6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8],[6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3],[4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3],[4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3],[5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3],[5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3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3],[8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4],[3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4],[3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4],[5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4],[5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4],[8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4],[8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5],[3,4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5],[3,8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5],[4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5],[4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5],[8,3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5],[8,4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8],[3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8],[3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8],[4,3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8],[4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8],[5,3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8],[5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3],[4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3],[4,6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3],[5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3],[5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3],[6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3],[6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4],[3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4],[3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4],[5,3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4],[5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4],[6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4],[6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5],[3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5],[3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5],[4,3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5],[4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5],[6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5],[6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6],[3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6],[3,5,4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6],[4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6],[4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6],[5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6],[5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4],[5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4],[5,8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4],[6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4],[6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4],[8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4],[8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5],[4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5],[4,8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5],[6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5],[6,8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5],[8,4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5],[8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6],[4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6],[4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6],[5,4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6],[5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6],[8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6],[8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8],[4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8],[4,6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8],[5,4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8],[5,6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8],[6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8],[6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2],[5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2],[5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2],[6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2],[6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2],[8,5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2],[8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5],[2,6,8],[]] <text:s text:c="3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5],[2,8,6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5],[6,2,8],[]] <text:s text:c="3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5],[6,8,2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5],[8,2,6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5],[8,6,2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6],[2,5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6],[2,8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6],[5,2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6],[5,8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6],[8,2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6],[8,5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8],[2,5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8],[2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8],[5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8],[5,6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8],[6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8],[6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2],[4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2],[4,8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2],[6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2],[6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2],[8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2],[8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4],[2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4],[2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4],[6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4],[6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4],[8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4],[8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6],[2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6],[2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6],[4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6],[4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6],[8,2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6],[8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8],[2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8],[2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8],[4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8],[4,6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8],[6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8],[6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2],[4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2],[4,8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2],[5,4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2],[5,8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2],[8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2],[8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4],[2,5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4],[2,8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4],[5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4],[5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4],[8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4],[8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5],[2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5],[2,8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5],[4,2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5],[4,8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5],[8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5],[8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8],[2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8],[2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8],[4,2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8],[4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8],[5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8],[5,4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2],[4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2],[4,6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2],[5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2],[5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2],[6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2],[6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4],[2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4],[2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4],[5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4],[5,6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4],[6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4],[6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5],[2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5],[2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5],[4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5],[4,6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5],[6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5],[6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6],[2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6],[2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6],[4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6],[4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6],[5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6],[5,4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3],[5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3],[5,8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3],[6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3],[6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3],[8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3],[8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5],[3,6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5],[3,8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5],[6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5],[6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5],[8,3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5],[8,6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6],[3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6],[3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6],[5,3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6],[5,8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6],[8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6],[8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8],[3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8],[3,6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8],[5,3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8],[5,6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8],[6,3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8],[6,5,3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2],[5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2],[5,8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2],[6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2],[6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2],[8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2],[8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5],[2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5],[2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5],[6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5],[6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5],[8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5],[8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6],[2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6],[2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6],[5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6],[5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6],[8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6],[8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8],[2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8],[2,6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8],[5,2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8],[5,6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8],[6,2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8],[6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2],[3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2],[3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2],[6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2],[6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2],[8,3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2],[8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3],[2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3],[2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3],[6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3],[6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3],[8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3],[8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6],[2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6],[2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6],[3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6],[3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6],[8,2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6],[8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8],[2,3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8],[2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8],[3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8],[3,6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8],[6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8],[6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2],[3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2],[3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2],[5,3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2],[5,8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2],[8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2],[8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3],[2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3],[2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3],[5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3],[5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3],[8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3],[8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5],[2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5],[2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5],[3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5],[3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5],[8,2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5],[8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8],[2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8],[2,5,3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8],[3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8],[3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8],[5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8],[5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2],[3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2],[3,6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2],[5,3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2],[5,6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2],[6,3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2],[6,5,3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3],[2,5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3],[2,6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3],[5,2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3],[5,6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3],[6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3],[6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5],[2,3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5],[2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5],[3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5],[3,6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5],[6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5],[6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6],[2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6],[2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6],[3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6],[3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6],[5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6],[5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3],[4,6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3],[4,8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3],[6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3],[6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3],[8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3],[8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4],[3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4],[3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4],[6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4],[6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4],[8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4],[8,6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6],[3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6],[3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6],[4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6],[4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6],[8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6],[8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8],[3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8],[3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8],[4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8],[4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8],[6,3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8],[6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2],[4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2],[4,8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2],[6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2],[6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2],[8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2],[8,6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4],[2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4],[2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4],[6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4],[6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4],[8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4],[8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6],[2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6],[2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6],[4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6],[4,8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 table:number-rows-repeated="104457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15:49:56.634383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19-11-12T15:51:15.057840110</dc:date>
    <meta:editing-duration>PT29M18S</meta:editing-duration>
    <meta:editing-cycles>10</meta:editing-cycles>
    <meta:document-statistic meta:table-count="1" meta:cell-count="1213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E4:solutions.E29 solutions.I3:solutions.I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E4:solutions.E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I4:solutions.I29" chart:label-cell-address="solutions.I3:solutions.I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I3:solutions.I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9</svg:desc>
                </draw:g>
              </table:table-cell>
              <table:table-cell office:value-type="float" office:value="0.00025">
                <text:p>0.00025</text:p>
                <draw:g>
                  <svg:desc>solutions.I4:solutions.I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425">
                <text:p>0.004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35">
                <text:p>0.03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675">
                <text:p>0.066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0575">
                <text:p>0.205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285">
                <text:p>0.32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8425">
                <text:p>0.484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4925">
                <text:p>0.649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0625">
                <text:p>0.806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6325">
                <text:p>0.963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olutions.E4:solutions.E29 solutions.H4:solutions.H29" chart:data-source-has-labels="column" svg:x="0.32cm" svg:y="0.18cm" svg:width="15.36cm" svg:height="8.64cm">
          <chartooo:coordinate-region svg:x="1.232cm" svg:y="0.379cm" svg:width="14.448cm" svg:height="7.794cm"/>
          <chart:axis chart:dimension="x" chart:name="primary-x" chart:style-name="ch3" chartooo:axis-type="auto">
            <chartooo:date-scale/>
            <chart:categories table:cell-range-address="solutions.E4:solutions.E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lutions.H4:solutions.H29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9</svg:desc>
                </draw:g>
              </table:table-cell>
              <table:table-cell office:value-type="float" office:value="0.00025">
                <text:p>0.00025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75">
                <text:p>0.004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3325">
                <text:p>0.033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425">
                <text:p>0.054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475">
                <text:p>0.084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2275">
                <text:p>0.122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5575">
                <text:p>0.155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9875">
                <text:p>0.098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825">
                <text:p>0.058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